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rro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nte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([.A$12]-[.A3])*[.B$2]+([.A3]-[.A$2])*[.B$12])/10"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[.A$12]-[.A4])*[.B$2]+([.A4]-[.A$2])*[.B$12])/10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([.A$12]-[.A5])*[.B$2]+([.A5]-[.A$2])*[.B$12])/10"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([.A$12]-[.A6])*[.B$2]+([.A6]-[.A$2])*[.B$12])/10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([.A$12]-[.A7])*[.B$2]+([.A7]-[.A$2])*[.B$12])/10"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([.A$12]-[.A8])*[.B$2]+([.A8]-[.A$2])*[.B$12])/10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([.A$12]-[.A9])*[.B$2]+([.A9]-[.A$2])*[.B$12])/10"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[.A$12]-[.A10])*[.B$2]+([.A10]-[.A$2])*[.B$12])/10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([.A$12]-[.A11])*[.B$2]+([.A11]-[.A$2])*[.B$12])/10"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([.A$22]-[.A13])*[.B$12]+([.A13]-[.A$12])*[.B$22])/10"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[.A$22]-[.A14])*[.B$12]+([.A14]-[.A$12])*[.B$22])/10"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([.A$22]-[.A15])*[.B$12]+([.A15]-[.A$12])*[.B$22])/10"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[.A$22]-[.A16])*[.B$12]+([.A16]-[.A$12])*[.B$22])/10"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([.A$22]-[.A17])*[.B$12]+([.A17]-[.A$12])*[.B$22])/10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([.A$22]-[.A18])*[.B$12]+([.A18]-[.A$12])*[.B$22])/10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([.A$22]-[.A19])*[.B$12]+([.A19]-[.A$12])*[.B$22])/10"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([.A$22]-[.A20])*[.B$12]+([.A20]-[.A$12])*[.B$22])/10"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([.A$22]-[.A21])*[.B$12]+([.A21]-[.A$12])*[.B$22])/10"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([.A$32]-[.A23])*[.B$22]+([.A23]-[.A$22])*[.B$32])/10" office:value-type="float" office:value="1.262" calcext:value-type="float">
            <text:p>1.2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([.A$32]-[.A24])*[.B$22]+([.A24]-[.A$22])*[.B$32])/10" office:value-type="float" office:value="1.224" calcext:value-type="float">
            <text:p>1.2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([.A$32]-[.A25])*[.B$22]+([.A25]-[.A$22])*[.B$32])/10" office:value-type="float" office:value="1.186" calcext:value-type="float">
            <text:p>1.1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([.A$32]-[.A26])*[.B$22]+([.A26]-[.A$22])*[.B$32])/10" office:value-type="float" office:value="1.148" calcext:value-type="float">
            <text:p>1.1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([.A$32]-[.A27])*[.B$22]+([.A27]-[.A$22])*[.B$32])/10"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([.A$32]-[.A28])*[.B$22]+([.A28]-[.A$22])*[.B$32])/10"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([.A$32]-[.A29])*[.B$22]+([.A29]-[.A$22])*[.B$32])/10" office:value-type="float" office:value="1.034" calcext:value-type="float">
            <text:p>1.0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([.A$32]-[.A30])*[.B$22]+([.A30]-[.A$22])*[.B$32])/10"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([.A$32]-[.A31])*[.B$22]+([.A31]-[.A$22])*[.B$32])/10" office:value-type="float" office:value="0.958" calcext:value-type="float">
            <text:p>0.9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([.A$42]-[.A33])*[.B$32]+([.A33]-[.A$32])*[.B$42])/1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([.A$42]-[.A34])*[.B$32]+([.A34]-[.A$32])*[.B$42])/10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([.A$42]-[.A35])*[.B$32]+([.A35]-[.A$32])*[.B$42])/1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([.A$42]-[.A36])*[.B$32]+([.A36]-[.A$32])*[.B$42])/10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([.A$42]-[.A37])*[.B$32]+([.A37]-[.A$32])*[.B$42])/1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([.A$42]-[.A38])*[.B$32]+([.A38]-[.A$32])*[.B$42])/1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([.A$42]-[.A39])*[.B$32]+([.A39]-[.A$32])*[.B$42])/10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([.A$42]-[.A40])*[.B$32]+([.A40]-[.A$32])*[.B$42])/10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([.A$42]-[.A41])*[.B$32]+([.A41]-[.A$32])*[.B$42])/10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([.A$52]-[.A43])*[.B$42]+([.A43]-[.A$42])*[.B$52])/10" office:value-type="float" office:value="0.708" calcext:value-type="float">
            <text:p>0.7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([.A$52]-[.A44])*[.B$42]+([.A44]-[.A$42])*[.B$52])/10"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([.A$52]-[.A45])*[.B$42]+([.A45]-[.A$42])*[.B$52])/10"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([.A$52]-[.A46])*[.B$42]+([.A46]-[.A$42])*[.B$52])/10"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([.A$52]-[.A47])*[.B$42]+([.A47]-[.A$42])*[.B$52])/10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([.A$52]-[.A48])*[.B$42]+([.A48]-[.A$42])*[.B$52])/10"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([.A$52]-[.A49])*[.B$42]+([.A49]-[.A$42])*[.B$52])/10" office:value-type="float" office:value="0.636" calcext:value-type="float">
            <text:p>0.6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([.A$52]-[.A50])*[.B$42]+([.A50]-[.A$42])*[.B$52])/10"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([.A$52]-[.A51])*[.B$42]+([.A51]-[.A$42])*[.B$52])/10" office:value-type="float" office:value="0.612" calcext:value-type="float">
            <text:p>0.6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([.A$62]-[.A53])*[.B$52]+([.A53]-[.A$52])*[.B$62])/10" office:value-type="float" office:value="0.598" calcext:value-type="float">
            <text:p>0.5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([.A$62]-[.A54])*[.B$52]+([.A54]-[.A$52])*[.B$62])/10" office:value-type="float" office:value="0.596" calcext:value-type="float">
            <text:p>0.5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([.A$62]-[.A55])*[.B$52]+([.A55]-[.A$52])*[.B$62])/10" office:value-type="float" office:value="0.594" calcext:value-type="float">
            <text:p>0.5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([.A$62]-[.A56])*[.B$52]+([.A56]-[.A$52])*[.B$62])/10"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([.A$62]-[.A57])*[.B$52]+([.A57]-[.A$52])*[.B$62])/10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([.A$62]-[.A58])*[.B$52]+([.A58]-[.A$52])*[.B$62])/10" office:value-type="float" office:value="0.588" calcext:value-type="float">
            <text:p>0.5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([.A$62]-[.A59])*[.B$52]+([.A59]-[.A$52])*[.B$62])/10" office:value-type="float" office:value="0.586" calcext:value-type="float">
            <text:p>0.5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([.A$62]-[.A60])*[.B$52]+([.A60]-[.A$52])*[.B$62])/10"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([.A$62]-[.A61])*[.B$52]+([.A61]-[.A$52])*[.B$62])/10"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([.A$72]-[.A63])*[.B$62]+([.A63]-[.A$62])*[.B$72])/10"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([.A$72]-[.A64])*[.B$62]+([.A64]-[.A$62])*[.B$72])/10"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([.A$72]-[.A65])*[.B$62]+([.A65]-[.A$62])*[.B$72])/10" office:value-type="float" office:value="0.529" calcext:value-type="float">
            <text:p>0.5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([.A$72]-[.A66])*[.B$62]+([.A66]-[.A$62])*[.B$72])/10"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([.A$72]-[.A67])*[.B$62]+([.A67]-[.A$62])*[.B$72])/10"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([.A$72]-[.A68])*[.B$62]+([.A68]-[.A$62])*[.B$72])/10" office:value-type="float" office:value="0.478" calcext:value-type="float">
            <text:p>0.4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([.A$72]-[.A69])*[.B$62]+([.A69]-[.A$62])*[.B$72])/10" office:value-type="float" office:value="0.461" calcext:value-type="float">
            <text:p>0.4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([.A$72]-[.A70])*[.B$62]+([.A70]-[.A$62])*[.B$72])/10"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([.A$72]-[.A71])*[.B$62]+([.A71]-[.A$62])*[.B$72])/10"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([.A$82]-[.A73])*[.B$72]+([.A73]-[.A$72])*[.B$82])/10" office:value-type="float" office:value="0.395" calcext:value-type="float">
            <text:p>0.3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([.A$82]-[.A74])*[.B$72]+([.A74]-[.A$72])*[.B$82])/10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([.A$82]-[.A75])*[.B$72]+([.A75]-[.A$72])*[.B$82])/10" office:value-type="float" office:value="0.365" calcext:value-type="float">
            <text:p>0.3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([.A$82]-[.A76])*[.B$72]+([.A76]-[.A$72])*[.B$82])/10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([.A$82]-[.A77])*[.B$72]+([.A77]-[.A$72])*[.B$82])/10" office:value-type="float" office:value="0.335" calcext:value-type="float">
            <text:p>0.3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([.A$82]-[.A78])*[.B$72]+([.A78]-[.A$72])*[.B$82])/10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([.A$82]-[.A79])*[.B$72]+([.A79]-[.A$72])*[.B$82])/10"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([.A$82]-[.A80])*[.B$72]+([.A80]-[.A$72])*[.B$82])/10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([.A$82]-[.A81])*[.B$72]+([.A81]-[.A$72])*[.B$82])/10"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([.A$87]-[.A83])*[.B$82]+([.A83]-[.A$82])*[.B$87])/5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([.A$87]-[.A84])*[.B$82]+([.A84]-[.A$82])*[.B$87])/5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([.A$87]-[.A85])*[.B$82]+([.A85]-[.A$82])*[.B$87])/5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([.A$87]-[.A86])*[.B$82]+([.A86]-[.A$82])*[.B$87])/5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([.A$91]-[.A88])*[.B$87]+([.A88]-[.A$87])*[.B$91])/4" office:value-type="float" office:value="0.1675" calcext:value-type="float">
            <text:p>0.16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([.A$91]-[.A89])*[.B$87]+([.A89]-[.A$87])*[.B$91])/4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([.A$91]-[.A90])*[.B$87]+([.A90]-[.A$87])*[.B$91])/4" office:value-type="float" office:value="0.0825" calcext:value-type="float">
            <text:p>0.08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3T19:01:51.323313570</dc:date>
    <meta:editing-duration>PT26M19S</meta:editing-duration>
    <meta:editing-cycles>4</meta:editing-cycles>
    <meta:generator>LibreOffice/7.3.6.2$Linux_X86_64 LibreOffice_project/30$Build-2</meta:generator>
    <meta:document-statistic meta:table-count="1" meta:cell-count="184" meta:object-count="0"/>
  </office:meta>
</office:document-meta>
</file>